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4143" officeooo:paragraph-rsid="000f4143"/>
    </style:style>
    <style:style style:name="P2" style:family="paragraph" style:parent-style-name="Standard">
      <style:paragraph-properties fo:text-align="start" style:justify-single-word="false"/>
      <style:text-properties officeooo:rsid="000f4143" officeooo:paragraph-rsid="000f4143"/>
    </style:style>
    <style:style style:name="P3" style:family="paragraph" style:parent-style-name="Standard">
      <style:paragraph-properties fo:text-align="start" style:justify-single-word="false"/>
      <style:text-properties officeooo:paragraph-rsid="0020fc14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f4143" officeooo:paragraph-rsid="000f414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0e86a" officeooo:paragraph-rsid="0010e86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0e86a" officeooo:paragraph-rsid="0010e86a"/>
    </style:style>
    <style:style style:name="P7" style:family="paragraph" style:parent-style-name="Standard">
      <style:paragraph-properties fo:text-align="start" style:justify-single-word="false"/>
      <style:text-properties officeooo:rsid="001127e6" officeooo:paragraph-rsid="001127e6"/>
    </style:style>
    <style:style style:name="P8" style:family="paragraph" style:parent-style-name="Standard">
      <style:paragraph-properties fo:text-align="start" style:justify-single-word="false"/>
      <style:text-properties officeooo:rsid="001127e6" officeooo:paragraph-rsid="0011edf4"/>
    </style:style>
    <style:style style:name="P9" style:family="paragraph" style:parent-style-name="Standard">
      <style:paragraph-properties fo:text-align="start" style:justify-single-word="false"/>
      <style:text-properties officeooo:rsid="001127e6" officeooo:paragraph-rsid="0013bf23"/>
    </style:style>
    <style:style style:name="P10" style:family="paragraph" style:parent-style-name="Standard">
      <style:paragraph-properties fo:text-align="start" style:justify-single-word="false"/>
      <style:text-properties officeooo:rsid="0011a6e5" officeooo:paragraph-rsid="0011a6e5"/>
    </style:style>
    <style:style style:name="P11" style:family="paragraph" style:parent-style-name="Standard">
      <style:paragraph-properties fo:text-align="start" style:justify-single-word="false"/>
      <style:text-properties officeooo:rsid="0011a6e5" officeooo:paragraph-rsid="001a79c4"/>
    </style:style>
    <style:style style:name="P12" style:family="paragraph" style:parent-style-name="Standard">
      <style:paragraph-properties fo:text-align="start" style:justify-single-word="false"/>
      <style:text-properties officeooo:rsid="0011edf4" officeooo:paragraph-rsid="0011edf4"/>
    </style:style>
    <style:style style:name="P13" style:family="paragraph" style:parent-style-name="Standard">
      <style:paragraph-properties fo:text-align="start" style:justify-single-word="false"/>
      <style:text-properties officeooo:rsid="0013bf23" officeooo:paragraph-rsid="0013bf23"/>
    </style:style>
    <style:style style:name="P14" style:family="paragraph" style:parent-style-name="Standard">
      <style:paragraph-properties fo:text-align="center" style:justify-single-word="false"/>
      <style:text-properties officeooo:rsid="0013bf23" officeooo:paragraph-rsid="0013bf23"/>
    </style:style>
    <style:style style:name="P15" style:family="paragraph" style:parent-style-name="Standard">
      <style:paragraph-properties fo:text-align="center" style:justify-single-word="false"/>
      <style:text-properties officeooo:rsid="0015cb08" officeooo:paragraph-rsid="0015cb08"/>
    </style:style>
    <style:style style:name="P16" style:family="paragraph" style:parent-style-name="Standard">
      <style:paragraph-properties fo:text-align="start" style:justify-single-word="false"/>
      <style:text-properties officeooo:rsid="0018f1a8" officeooo:paragraph-rsid="0018f1a8"/>
    </style:style>
    <style:style style:name="P17" style:family="paragraph" style:parent-style-name="Standard">
      <style:paragraph-properties fo:text-align="start" style:justify-single-word="false"/>
      <style:text-properties officeooo:rsid="001a79c4" officeooo:paragraph-rsid="001a79c4"/>
    </style:style>
    <style:style style:name="P18" style:family="paragraph" style:parent-style-name="Standard">
      <style:paragraph-properties fo:text-align="start" style:justify-single-word="false"/>
      <style:text-properties officeooo:rsid="001af9a5" officeooo:paragraph-rsid="001af9a5"/>
    </style:style>
    <style:style style:name="P19" style:family="paragraph" style:parent-style-name="Standard">
      <style:paragraph-properties fo:text-align="start" style:justify-single-word="false"/>
      <style:text-properties officeooo:rsid="001dc4be" officeooo:paragraph-rsid="001dc4be"/>
    </style:style>
    <style:style style:name="P20" style:family="paragraph" style:parent-style-name="Standard">
      <style:paragraph-properties fo:text-align="start" style:justify-single-word="false"/>
      <style:text-properties officeooo:rsid="001e795e" officeooo:paragraph-rsid="001e795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</style:style>
    <style:style style:name="P23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officeooo:rsid="0013bf23" officeooo:paragraph-rsid="0013bf23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</style:style>
    <style:style style:name="P2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2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fc14" officeooo:paragraph-rsid="0020fc14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fc14" officeooo:paragraph-rsid="0013bf23" style:font-size-asian="15pt" style:font-weight-asian="bold" style:font-size-complex="15pt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fc14" officeooo:paragraph-rsid="0013bf23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1a6e5" officeooo:paragraph-rsid="0011a6e5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1127e6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127e6" officeooo:paragraph-rsid="0011a6e5"/>
    </style:style>
    <style:style style:name="P34" style:family="paragraph" style:parent-style-name="Standard" style:list-style-name="L4">
      <style:paragraph-properties fo:text-align="start" style:justify-single-word="false"/>
      <style:text-properties officeooo:rsid="001127e6" officeooo:paragraph-rsid="001127e6"/>
    </style:style>
    <style:style style:name="P35" style:family="paragraph" style:parent-style-name="Standard">
      <style:paragraph-properties fo:text-align="start" style:justify-single-word="false"/>
      <style:text-properties officeooo:rsid="001127e6" officeooo:paragraph-rsid="001127e6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11edf4" officeooo:paragraph-rsid="0011edf4"/>
    </style:style>
    <style:style style:name="P37" style:family="paragraph" style:parent-style-name="Standard">
      <style:paragraph-properties fo:text-align="start" style:justify-single-word="false"/>
      <style:text-properties officeooo:rsid="001a79c4" officeooo:paragraph-rsid="001af9a5"/>
    </style:style>
    <style:style style:name="P38" style:family="paragraph" style:parent-style-name="Standard">
      <style:paragraph-properties fo:text-align="start" style:justify-single-word="false"/>
      <style:text-properties officeooo:rsid="002231ed" officeooo:paragraph-rsid="002231ed"/>
    </style:style>
    <style:style style:name="T1" style:family="text">
      <style:text-properties officeooo:rsid="0010e86a"/>
    </style:style>
    <style:style style:name="T2" style:family="text">
      <style:text-properties officeooo:rsid="0011edf4"/>
    </style:style>
    <style:style style:name="T3" style:family="text">
      <style:text-properties officeooo:rsid="0013bf23"/>
    </style:style>
    <style:style style:name="T4" style:family="text">
      <style:text-properties officeooo:rsid="001af9a5"/>
    </style:style>
    <style:style style:name="T5" style:family="text">
      <style:text-properties officeooo:rsid="001c5da6"/>
    </style:style>
    <style:style style:name="T6" style:family="text">
      <style:text-properties officeooo:rsid="001dc4b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s Charges</text:p>
      <text:p text:style-name="P1"/>
      <text:p text:style-name="P2">Groupe 8</text:p>
      <text:p text:style-name="P2"><text:span text:style-name="T1">→ </text:span>Antoine THOMAS</text:p>
      <text:p text:style-name="P2"><text:span text:style-name="T1">→ </text:span>Tom SAMPIC</text:p>
      <text:p text:style-name="P2"><text:span text:style-name="T1">→ </text:span>Pablo FERREIRA-RECHAUCHERE</text:p>
      <text:p text:style-name="P2"/>
      <text:p text:style-name="P2"/>
      <text:p text:style-name="P2">Projet n°5 : Jeu de Plateau</text:p>
      <text:p text:style-name="P2"/>
      <text:p text:style-name="P5"/>
      <text:list xml:id="list265422166" text:style-name="L1">
        <text:list-header>
          <text:p text:style-name="P28">1) Règles</text:p>
        </text:list-header>
      </text:list>
      <text:p text:style-name="P3"/>
      <text:p text:style-name="P10">Il existe différents types d’unités </text:p>
      <text:list xml:id="list1239504150" text:style-name="L2">
        <text:list-item>
          <text:p text:style-name="P33">hache</text:p>
        </text:list-item>
        <text:list-item>
          <text:p text:style-name="P33">épée</text:p>
        </text:list-item>
        <text:list-item>
          <text:p text:style-name="P33">lance </text:p>
        </text:list-item>
        <text:list-item>
          <text:p text:style-name="P33">archer</text:p>
        </text:list-item>
      </text:list>
      <text:p text:style-name="P17">les personnages apparaissent sur les 9 cases autour de la base(donc max 9 personnages/équipe)</text:p>
      <text:p text:style-name="P11"/>
      <text:p text:style-name="P10"/>
      <text:p text:style-name="P12">Notion de légèreté</text:p>
      <text:list xml:id="list1531281194" text:style-name="L3">
        <text:list-item>
          <text:p text:style-name="P36">Un élément léger pourra se déplacer plus rapidement mais aura moins de point de vie</text:p>
        </text:list-item>
        <text:list-item>
          <text:p text:style-name="P36">Un élément lourd aura plus de points de vie mais se déplacera plus lentement</text:p>
        </text:list-item>
      </text:list>
      <text:p text:style-name="P10"/>
      <text:p text:style-name="P10">Notion de supériorité</text:p>
      <text:list xml:id="list340381439" text:style-name="L4">
        <text:list-item>
          <text:p text:style-name="P34">lance &gt; épée</text:p>
        </text:list-item>
        <text:list-item>
          <text:p text:style-name="P34">hache &gt; lance</text:p>
        </text:list-item>
        <text:list-item>
          <text:p text:style-name="P34">épée &gt; hache</text:p>
          <text:list>
            <text:list-header>
              <text:p text:style-name="P32"/>
            </text:list-header>
          </text:list>
        </text:list-item>
      </text:list>
      <text:p text:style-name="P7"><text:tab/>si &gt; → <text:s/>150 % de dégâts</text:p>
      <text:p text:style-name="P7"><text:tab/>si = <text:span text:style-name="T2">→ </text:span>100 % de <text:span text:style-name="T2">dégâts</text:span></text:p>
      <text:p text:style-name="P7"><text:tab/>si &lt; <text:span text:style-name="T2">→ <text:s/>50</text:span> % de <text:span text:style-name="T2">dégâts</text:span></text:p>
      <text:p text:style-name="P10"><text:s/></text:p>
      <text:p text:style-name="P6"/>
      <text:p text:style-name="P8"><text:span text:style-name="T2">Notion de </text:span>Coup Critique <text:span text:style-name="T3">et de puissance de chaque arme</text:span></text:p>
      <text:p text:style-name="P9"><text:span text:style-name="T3">coup critique d</text:span>e manière aléatoire</text:p>
      <text:p text:style-name="P9"/>
      <text:p text:style-name="P9"/>
      <text:p text:style-name="P13">Notion de portée</text:p>
      <text:p text:style-name="P14">Lance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1"/>
          </table:table-cell>
          <table:table-cell table:style-name="Tableau1.E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1"/>
          </table:table-cell>
          <table:table-cell table:style-name="Tableau1.E2" office:value-type="string">
            <text:p text:style-name="P21"/>
          </table:table-cell>
        </table:table-row>
      </table:table>
      <text:p text:style-name="P13"/>
      <text:p text:style-name="P14">Épée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4"/>
          </table:table-cell>
          <table:table-cell table:style-name="Tableau2.E1" office:value-type="string">
            <text:p text:style-name="P24"/>
          </table:table-cell>
        </table:table-row>
        <text:soft-page-break/>
        <table:table-row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</table:table>
      <text:p text:style-name="P14"/>
      <text:p text:style-name="P14">Hache</text:p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A1" office:value-type="string">
            <text:p text:style-name="P24"/>
          </table:table-cell>
          <table:table-cell table:style-name="Tableau3.E1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4"/>
          </table:table-cell>
          <table:table-cell table:style-name="Tableau3.E2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4"/>
          </table:table-cell>
          <table:table-cell table:style-name="Tableau3.E2" office:value-type="string">
            <text:p text:style-name="P24"/>
          </table:table-cell>
        </table:table-row>
        <table:table-row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A2" office:value-type="string">
            <text:p text:style-name="P24"/>
          </table:table-cell>
          <table:table-cell table:style-name="Tableau3.E2" office:value-type="string">
            <text:p text:style-name="P24"/>
          </table:table-cell>
        </table:table-row>
      </table:table>
      <text:p text:style-name="P14"/>
      <text:p text:style-name="P15">Arc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4"/>
          </table:table-cell>
          <table:table-cell table:style-name="Tableau4.A1" office:value-type="string">
            <text:p text:style-name="P24"/>
          </table:table-cell>
          <table:table-cell table:style-name="Tableau4.A1" office:value-type="string">
            <text:p text:style-name="P24"/>
          </table:table-cell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4"/>
          </table:table-cell>
          <table:table-cell table:style-name="Tableau4.A1" office:value-type="string">
            <text:p text:style-name="P24"/>
          </table:table-cell>
          <table:table-cell table:style-name="Tableau4.G1" office:value-type="string">
            <text:p text:style-name="P24"/>
          </table:table-cell>
        </table:table-row>
        <table:table-row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G2" office:value-type="string">
            <text:p text:style-name="P24"/>
          </table:table-cell>
        </table:table-row>
        <table:table-row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4"/>
          </table:table-cell>
        </table:table-row>
        <table:table-row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5"/>
          </table:table-cell>
          <table:table-cell table:style-name="Tableau4.A2" office:value-type="string">
            <text:p text:style-name="P27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4"/>
          </table:table-cell>
        </table:table-row>
        <table:table-row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G2" office:value-type="string">
            <text:p text:style-name="P24"/>
          </table:table-cell>
        </table:table-row>
        <table:table-row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G2" office:value-type="string">
            <text:p text:style-name="P24"/>
          </table:table-cell>
        </table:table-row>
      </table:table>
      <text:p text:style-name="P15"/>
      <text:p text:style-name="P29"/>
      <text:list xml:id="list442515436" text:style-name="L5">
        <text:list-header>
          <text:p text:style-name="P30">2) Élément de programme</text:p>
        </text:list-header>
      </text:list>
      <text:p text:style-name="P17"/>
      <text:p text:style-name="P17"/>
      <text:p text:style-name="P13">méthode objet « personnage » : caractérise par armes et lourd/léger</text:p>
      <text:p text:style-name="P19">une méthode armée qui permet à l’utilisateur de créer son armée avec un nombre de combattants limité</text:p>
      <text:p text:style-name="P17">une méthode plateau qui crée le plateau avec placement des bases par la machine </text:p>
      <text:p text:style-name="P13">une méthode pour chaque arme <text:span text:style-name="T4">qui définit leur portée et leur puissance</text:span> </text:p>
      <text:p text:style-name="P13">une méthode lourd/léger <text:span text:style-name="T4">qui donne plus ou moins 1 de déplacement et plus ou moins x points de vie</text:span></text:p>
      <text:p text:style-name="P16">une méthode coup critique</text:p>
      <text:p text:style-name="P13">une méthode attaque <text:span text:style-name="T5">qui prend la notion de puissance et</text:span> la notion de coup critique</text:p>
      <text:p text:style-name="P18">méthode déplacement pour chaque combattant</text:p>
      <text:p text:style-name="P13">une méthode supériorité définir si l’arme de l’attaquant est supérieur ou inférieur à celle du défenseur</text:p>
      <text:p text:style-name="P20">une méthode fin de jeu qui vérifie qu’il reste des éléments de chaque armée</text:p>
      <text:p text:style-name="P13"/>
      <text:p text:style-name="P18">une méthode main, <text:span text:style-name="T6">qui demande quelle armée veut-il composer</text:span> <text:span text:style-name="T5">qui fait jouer les joueurs tour à tour,</text:span> qui <text:span text:style-name="T5">leur</text:span> demande à chaque fois quel déplacement <text:span text:style-name="T5">veut-il faire et s’il veut attaquer</text:span></text:p>
      <text:p text:style-name="P37"/>
      <text:p text:style-name="P37"/>
      <text:p text:style-name="P37"/>
      <text:p text:style-name="P38">Methode main (lien avec le joueur)</text:p>
      <text:p text:style-name="P38"/>
      <text:p text:style-name="P38"><text:soft-page-break/>Constructeur de plateau </text:p>
      <text:p text:style-name="P38"/>
      <text:p text:style-name="P38">Constructeur de personnages</text:p>
      <text:p text:style-name="P38"><text:tab/>- Création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0:23:22.580513573</meta:creation-date>
    <dc:date>2018-05-04T11:17:20.081144987</dc:date>
    <meta:editing-duration>PT1H17M1S</meta:editing-duration>
    <meta:editing-cycles>16</meta:editing-cycles>
    <meta:generator>LibreOffice/5.3.5.2$Linux_X86_64 LibreOffice_project/30m0$Build-2</meta:generator>
    <meta:document-statistic meta:table-count="4" meta:image-count="0" meta:object-count="0" meta:page-count="3" meta:paragraph-count="48" meta:word-count="319" meta:character-count="1754" meta:non-whitespace-character-count="1478"/>
  </office:meta>
</office:document-meta>
</file>